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1" svg:font-family="Consolas" style:font-family-generic="modern" style:font-pitch="fixed"/>
    <style:font-face style:name="Calibri1" svg:font-family="Calibri" style:font-family-generic="modern" style:font-pitch="variable"/>
    <style:font-face style:name="Consolas" svg:font-family="Consolas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1.2cm"/>
    </style:style>
    <style:style style:name="gr2" style:family="graphic" style:parent-style-name="objectwithoutfill">
      <style:graphic-properties draw:marker-end="Arrow" draw:marker-end-width="0.3cm" draw:fill="solid" draw:textarea-vertical-align="bottom"/>
    </style:style>
    <style:style style:name="gr3" style:family="graphic" style:parent-style-name="standard">
      <style:graphic-properties draw:textarea-horizontal-align="justify" draw:textarea-vertical-align="middle" draw:auto-grow-height="false" fo:min-height="0.9cm" fo:min-width="0.75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5cm" fo:min-width="1.2cm"/>
    </style:style>
    <style:style style:name="gr7" style:family="graphic" style:parent-style-name="standard">
      <style:graphic-properties draw:stroke="none" svg:stroke-color="#000000" draw:fill="none" draw:fill-color="#ffffff" fo:min-height="2.25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3.45cm" fo:min-width="7.2cm"/>
    </style:style>
    <style:style style:name="gr9" style:family="graphic" style:parent-style-name="standard">
      <style:graphic-properties draw:stroke="solid" svg:stroke-color="#000000" draw:fill="none" draw:fill-color="#ffffff" fo:min-height="0.05cm"/>
    </style:style>
    <style:style style:name="gr10" style:family="graphic" style:parent-style-name="standard">
      <style:graphic-properties draw:stroke="solid" svg:stroke-color="#000000" draw:fill="none" draw:fill-color="#ffffff" fo:min-height="0.39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alibri" fo:font-size="12pt" style:font-size-asian="12pt" style:font-size-complex="12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solid"/>
      <style:paragraph-properties fo:margin-top="0cm" fo:margin-bottom="0cm" fo:line-height="100%" fo:text-align="center"/>
      <style:text-properties style:font-name="Calibri" fo:font-size="14pt" style:font-size-asian="14pt" style:font-size-complex="14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/>
      <style:paragraph-properties fo:text-align="center"/>
      <style:text-properties style:font-name="Calibri" fo:font-size="12pt" style:font-size-asian="12pt" style:font-size-complex="12pt"/>
    </style:style>
    <style:style style:name="P7" style:family="paragraph">
      <style:paragraph-properties fo:margin-left="1cm" fo:margin-right="0cm" fo:margin-top="0cm" fo:margin-bottom="0cm" fo:line-height="100%" fo:text-align="center" fo:text-indent="0cm"/>
    </style:style>
    <style:style style:name="P8" style:family="paragraph">
      <loext:graphic-properties draw:fill="solid"/>
      <style:paragraph-properties fo:margin-left="1cm" fo:margin-right="0cm" fo:margin-top="0cm" fo:margin-bottom="0cm" fo:line-height="100%" fo:text-align="center" fo:text-indent="0cm"/>
      <style:text-properties style:font-name="Calibri" fo:font-size="12pt" style:font-size-asian="12pt" style:font-size-complex="12pt"/>
    </style:style>
    <style:style style:name="P9" style:family="paragraph">
      <loext:graphic-properties draw:fill="none" draw:fill-color="#ffffff"/>
      <style:text-properties style:font-name="Calibri" fo:font-size="14pt" style:font-size-asian="14pt" style:font-size-complex="14pt"/>
    </style:style>
    <style:style style:name="P10" style:family="paragraph">
      <style:paragraph-properties fo:margin-left="0.2cm" fo:margin-right="0cm" fo:text-align="center" fo:text-indent="0cm"/>
    </style:style>
    <style:style style:name="P11" style:family="paragraph">
      <loext:graphic-properties draw:fill="solid"/>
      <style:paragraph-properties fo:margin-left="0.2cm" fo:margin-right="0cm" fo:text-align="center" fo:text-indent="0cm"/>
      <style:text-properties style:font-name="Calibri" fo:font-size="12pt" style:font-size-asian="12pt" style:font-size-complex="1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style:font-name="Calibri" fo:font-size="14pt" style:font-size-asian="14pt" style:font-size-complex="14pt"/>
    </style:style>
    <style:style style:name="T1" style:family="text">
      <style:text-properties style:font-name="Calibri" fo:font-size="12pt" style:font-size-asian="12pt" style:font-size-complex="12pt"/>
    </style:style>
    <style:style style:name="T2" style:family="text">
      <style:text-properties style:font-name="Calibri" fo:font-size="14pt" style:font-size-asian="14pt" style:font-size-complex="14pt"/>
    </style:style>
    <style:style style:name="T3" style:family="text">
      <style:text-properties style:text-position="-33% 58%" style:font-name="Calibri" fo:font-size="14pt" style:font-size-asian="14pt" style:font-size-complex="14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line-through-style="none" style:text-line-through-type="none" style:font-name="Calibri"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onsola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Consolas1" fo:font-size="10pt" style:font-size-asian="10pt" style:font-size-complex="10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onsola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-33% 58%" style:font-name="Consolas1" fo:font-size="10pt" style:font-size-asian="10pt" style:font-size-complex="10pt"/>
    </style:style>
    <style:style style:name="T10" style:family="text">
      <style:text-properties style:text-position="-33% 58%" style:font-name="Calibri" fo:font-size="12pt" style:font-size-asian="12pt" style:font-size-complex="12pt"/>
    </style:style>
    <style:style style:name="T11" style:family="text">
      <style:text-properties style:text-position="0% 100%" style:font-name="Calibri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1.7cm" svg:height="1.2cm" svg:x="5.225cm" svg:y="9.2cm">
          <text:p text:style-name="P1"><text:span text:style-name="T1">Send</text:span></text:p>
          <text:p text:style-name="P1"><text:span text:style-name="T1">Socket</text:span></text:p>
          <text:p text:style-name="P1"><text:span text:style-name="T1">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draw:type="line" svg:x1="3.526cm" svg:y1="9.814cm" svg:x2="5.225cm" svg:y2="9.8cm" draw:end-shape="id1" draw:end-glue-point="5" svg:d="M3526 9814l1699-14" svg:viewBox="0 0 1700 15">
          <text:p text:style-name="P3"><text:span text:style-name="T2">L</text:span><text:span text:style-name="T3">b</text:span></text:p>
        </draw:connector>
        <draw:custom-shape draw:style-name="gr3" draw:text-style-name="P2" xml:id="id2" draw:id="id2" draw:layer="layout" svg:width="2.5cm" svg:height="2.3cm" svg:x="4.825cm" svg:y="11.1cm">
          <text:p text:style-name="P1"><text:span text:style-name="T1">Check</text:span></text:p>
          <text:p text:style-name="P1"><text:span text:style-name="T1">Sended</text:span></text:p>
          <text:p text:style-name="P1"><text:span text:style-name="T1">4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5" draw:layer="layout" draw:type="line" svg:x1="6.075cm" svg:y1="10.4cm" svg:x2="6.075cm" svg:y2="11.1cm" draw:start-shape="id1" draw:start-glue-point="6" draw:end-shape="id2" draw:end-glue-point="4" svg:d="M6075 10400v700" svg:viewBox="0 0 1 701">
          <text:p/>
        </draw:connector>
        <draw:connector draw:style-name="gr5" draw:text-style-name="P6" draw:layer="layout" draw:line-skew="0.348cm" svg:x1="7.325cm" svg:y1="12.25cm" svg:x2="6.925cm" svg:y2="9.8cm" draw:start-shape="id2" draw:start-glue-point="7" draw:end-shape="id1" draw:end-glue-point="7" svg:d="M7325 12250h850v-2450h-1250" svg:viewBox="0 0 1251 2451">
          <text:p text:style-name="P1"><text:span text:style-name="T1">False</text:span></text:p>
        </draw:connector>
        <draw:custom-shape draw:style-name="gr6" draw:text-style-name="P2" xml:id="id4" draw:id="id4" draw:layer="layout" svg:width="1.7cm" svg:height="1.3cm" svg:x="5.225cm" svg:y="14.3cm">
          <text:p text:style-name="P1"><text:span text:style-name="T1">Send</text:span></text:p>
          <text:p text:style-name="P1"><text:span text:style-name="T1">Socket</text:span></text:p>
          <text:p text:style-name="P1"><text:span text:style-name="T1">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" draw:id="id3" draw:layer="layout" svg:width="2.5cm" svg:height="2.3cm" svg:x="4.825cm" svg:y="16.3cm">
          <text:p text:style-name="P1"><text:span text:style-name="T1">Check</text:span></text:p>
          <text:p text:style-name="P1"><text:span text:style-name="T1">Sended</text:span></text:p>
          <text:p text:style-name="P1"><text:span text:style-name="T1">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6" draw:layer="layout" draw:line-skew="0.298cm" svg:x1="7.325cm" svg:y1="17.45cm" svg:x2="6.925cm" svg:y2="14.95cm" draw:start-shape="id3" draw:start-glue-point="7" draw:end-shape="id4" draw:end-glue-point="7" svg:d="M7325 17450h800v-2500h-1200" svg:viewBox="0 0 1201 2501">
          <text:p text:style-name="P1"><text:span text:style-name="T1">False</text:span></text:p>
        </draw:connector>
        <draw:connector draw:style-name="gr5" draw:text-style-name="P8" draw:layer="layout" draw:type="line" svg:x1="6.075cm" svg:y1="13.4cm" svg:x2="6.075cm" svg:y2="14.3cm" draw:start-shape="id2" draw:start-glue-point="6" draw:end-shape="id4" draw:end-glue-point="4" svg:d="M6075 13400v900" svg:viewBox="0 0 1 901">
          <text:p text:style-name="P7"><text:span text:style-name="T4">True</text:span></text:p>
        </draw:connector>
        <draw:connector draw:style-name="gr4" draw:text-style-name="P5" draw:layer="layout" draw:type="line" svg:x1="6.075cm" svg:y1="15.6cm" svg:x2="6.075cm" svg:y2="16.3cm" draw:start-shape="id4" draw:start-glue-point="6" draw:end-shape="id3" draw:end-glue-point="4" svg:d="M6075 15600v700" svg:viewBox="0 0 1 701">
          <text:p/>
        </draw:connector>
        <draw:custom-shape draw:style-name="gr6" draw:text-style-name="P2" xml:id="id5" draw:id="id5" draw:layer="layout" svg:width="1.7cm" svg:height="1.3cm" svg:x="5.225cm" svg:y="19.4cm">
          <text:p text:style-name="P1"><text:span text:style-name="T1">Wa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8" draw:layer="layout" draw:type="line" svg:x1="6.075cm" svg:y1="18.6cm" svg:x2="6.075cm" svg:y2="19.4cm" draw:start-shape="id3" draw:start-glue-point="6" draw:end-shape="id5" draw:end-glue-point="4" svg:d="M6075 18600v800" svg:viewBox="0 0 1 801">
          <text:p text:style-name="P7"><text:span text:style-name="T4">True</text:span></text:p>
        </draw:connector>
        <draw:frame draw:style-name="gr7" draw:text-style-name="P9" draw:layer="layout" svg:width="9.2cm" svg:height="2.5cm" svg:x="2.3cm" svg:y="5.7cm">
          <draw:text-box>
            <text:p><text:span text:style-name="T5">Sending messages (or commands):</text:span></text:p>
            <text:p><text:span text:style-name="T5"/></text:p>
            <text:p><text:span text:style-name="T6">cmd = 'Hello world</text:span><text:span text:style-name="T7">'</text:span></text:p>
            <text:p><text:span text:style-name="T6">cmd</text:span><text:span text:style-name="T8">b</text:span><text:span text:style-name="T6"> = b'Hello world</text:span><text:span text:style-name="T7">' #L=12</text:span></text:p>
            <text:p><text:span text:style-name="T7">L</text:span><text:span text:style-name="T9">b</text:span><text:span text:style-name="T7"> = b'\x00\x00\x00\x0c' # integer on 4 bytes</text:span></text:p>
          </draw:text-box>
        </draw:frame>
        <draw:custom-shape draw:style-name="gr1" draw:text-style-name="P2" xml:id="id6" draw:id="id6" draw:layer="layout" svg:width="1.7cm" svg:height="1.2cm" svg:x="14.199cm" svg:y="9.199cm">
          <text:p text:style-name="P1"><text:span text:style-name="T1">Read</text:span></text:p>
          <text:p text:style-name="P1"><text:span text:style-name="T1">Socket</text:span></text:p>
          <text:p text:style-name="P1"><text:span text:style-name="T1">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7" draw:id="id7" draw:layer="layout" svg:width="2.5cm" svg:height="2.3cm" svg:x="13.799cm" svg:y="11.099cm">
          <text:p text:style-name="P1"><text:span text:style-name="T1">Check</text:span></text:p>
          <text:p text:style-name="P1"><text:span text:style-name="T1">received</text:span></text:p>
          <text:p text:style-name="P1"><text:span text:style-name="T1">4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5" draw:layer="layout" draw:type="line" svg:x1="15.049cm" svg:y1="10.399cm" svg:x2="15.049cm" svg:y2="11.099cm" draw:start-shape="id6" draw:start-glue-point="6" draw:end-shape="id7" draw:end-glue-point="4" svg:d="M15049 10399v700" svg:viewBox="0 0 1 701">
          <text:p/>
        </draw:connector>
        <draw:connector draw:style-name="gr5" draw:text-style-name="P6" draw:layer="layout" draw:line-skew="0.348cm" svg:x1="16.299cm" svg:y1="12.249cm" svg:x2="15.899cm" svg:y2="9.799cm" draw:start-shape="id7" draw:start-glue-point="7" draw:end-shape="id6" draw:end-glue-point="7" svg:d="M16299 12249h850v-2450h-1250" svg:viewBox="0 0 1251 2451">
          <text:p text:style-name="P1"><text:span text:style-name="T1">False</text:span></text:p>
        </draw:connector>
        <draw:custom-shape draw:style-name="gr6" draw:text-style-name="P2" xml:id="id9" draw:id="id9" draw:layer="layout" svg:width="1.7cm" svg:height="1.3cm" svg:x="14.199cm" svg:y="14.299cm">
          <text:p text:style-name="P1"><text:span text:style-name="T1">Read</text:span></text:p>
          <text:p text:style-name="P1"><text:span text:style-name="T1">Socket</text:span></text:p>
          <text:p text:style-name="P1"><text:span text:style-name="T1">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8" draw:id="id8" draw:layer="layout" svg:width="2.5cm" svg:height="2.3cm" svg:x="13.799cm" svg:y="16.199cm">
          <text:p text:style-name="P1"><text:span text:style-name="T1">Check</text:span></text:p>
          <text:p text:style-name="P1"><text:span text:style-name="T1">Received</text:span></text:p>
          <text:p text:style-name="P1"><text:span text:style-name="T1">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6" draw:layer="layout" draw:line-skew="0.298cm" svg:x1="16.299cm" svg:y1="17.349cm" svg:x2="15.899cm" svg:y2="14.949cm" draw:start-shape="id8" draw:start-glue-point="7" draw:end-shape="id9" draw:end-glue-point="7" svg:d="M16299 17349h800v-2400h-1200" svg:viewBox="0 0 1201 2401">
          <text:p text:style-name="P1"><text:span text:style-name="T1">False</text:span></text:p>
        </draw:connector>
        <draw:connector draw:style-name="gr5" draw:text-style-name="P8" draw:layer="layout" draw:type="line" svg:x1="15.049cm" svg:y1="13.399cm" svg:x2="15.049cm" svg:y2="14.299cm" draw:start-shape="id7" draw:start-glue-point="6" draw:end-shape="id9" draw:end-glue-point="4" svg:d="M15049 13399v900" svg:viewBox="0 0 1 901">
          <text:p text:style-name="P7"><text:span text:style-name="T4">True</text:span></text:p>
        </draw:connector>
        <draw:connector draw:style-name="gr4" draw:text-style-name="P5" draw:layer="layout" draw:type="line" svg:x1="15.049cm" svg:y1="15.599cm" svg:x2="15.049cm" svg:y2="16.199cm" draw:start-shape="id9" draw:start-glue-point="6" draw:end-shape="id8" draw:end-glue-point="4" svg:d="M15049 15599v600" svg:viewBox="0 0 1 601">
          <text:p/>
        </draw:connector>
        <draw:custom-shape draw:style-name="gr6" draw:text-style-name="P2" xml:id="id10" draw:id="id10" draw:layer="layout" svg:width="1.7cm" svg:height="1.3cm" svg:x="14.199cm" svg:y="19.399cm">
          <text:p text:style-name="P1"><text:span text:style-name="T1">Process</text:span></text:p>
          <text:p text:style-name="P1"><text:span text:style-name="T1">cm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8" draw:layer="layout" draw:type="line" svg:x1="15.049cm" svg:y1="18.499cm" svg:x2="15.049cm" svg:y2="19.399cm" draw:start-shape="id8" draw:start-glue-point="6" draw:end-shape="id10" draw:end-glue-point="4" svg:d="M15049 18499v900" svg:viewBox="0 0 1 901">
          <text:p text:style-name="P7"><text:span text:style-name="T4">True</text:span></text:p>
        </draw:connector>
        <draw:custom-shape draw:style-name="gr6" draw:text-style-name="P2" xml:id="id11" draw:id="id11" draw:layer="layout" svg:width="1.7cm" svg:height="1.3cm" svg:x="11.8cm" svg:y="13cm">
          <text:p text:style-name="P1"><text:span text:style-name="T1">To integ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6" draw:layer="layout" svg:x1="13.799cm" svg:y1="12.249cm" svg:x2="12.65cm" svg:y2="13cm" draw:start-shape="id7" draw:start-glue-point="5" draw:end-shape="id11" draw:end-glue-point="4" svg:d="M13799 12249h-1149v751" svg:viewBox="0 0 1150 752">
          <text:p text:style-name="P1"><text:span text:style-name="T1">L</text:span><text:span text:style-name="T10">b</text:span></text:p>
        </draw:connector>
        <draw:connector draw:style-name="gr5" draw:text-style-name="P6" draw:layer="layout" svg:x1="12.65cm" svg:y1="14.3cm" svg:x2="14.199cm" svg:y2="14.949cm" draw:start-shape="id11" draw:start-glue-point="6" draw:end-shape="id9" draw:end-glue-point="5" svg:d="M12650 14300v649h1549" svg:viewBox="0 0 1550 650">
          <text:p text:style-name="P1"><text:span text:style-name="T1">L</text:span></text:p>
        </draw:connector>
        <draw:custom-shape draw:style-name="gr6" draw:text-style-name="P2" xml:id="id12" draw:id="id12" draw:layer="layout" svg:width="1.7cm" svg:height="1.3cm" svg:x="11.8cm" svg:y="18.1cm">
          <text:p text:style-name="P1"><text:span text:style-name="T1">To st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1" draw:layer="layout" svg:x1="13.799cm" svg:y1="17.349cm" svg:x2="12.65cm" svg:y2="18.1cm" draw:start-shape="id8" draw:start-glue-point="5" draw:end-shape="id12" draw:end-glue-point="4" svg:d="M13799 17349h-1149v751" svg:viewBox="0 0 1150 752">
          <text:p text:style-name="P10"><text:span text:style-name="T1">cmd</text:span><text:span text:style-name="T10">b</text:span></text:p>
        </draw:connector>
        <draw:connector draw:style-name="gr5" draw:text-style-name="P6" draw:layer="layout" svg:x1="12.65cm" svg:y1="19.4cm" svg:x2="14.199cm" svg:y2="20.049cm" draw:start-shape="id12" draw:start-glue-point="6" draw:end-shape="id10" draw:end-glue-point="5" svg:d="M12650 19400v649h1549" svg:viewBox="0 0 1550 650">
          <text:p text:style-name="P1"><text:span text:style-name="T1">cmd</text:span></text:p>
        </draw:connector>
        <draw:frame draw:style-name="gr7" draw:text-style-name="P9" draw:layer="layout" svg:width="9.2cm" svg:height="2.5cm" svg:x="11.7cm" svg:y="5.7cm">
          <draw:text-box>
            <text:p><text:span text:style-name="T5">Receiving messages (or commands):</text:span></text:p>
            <text:p><text:span text:style-name="T7"/></text:p>
          </draw:text-box>
        </draw:frame>
        <draw:connector draw:style-name="gr2" draw:text-style-name="P4" draw:layer="layout" draw:type="line" svg:x1="3.138cm" svg:y1="14.949cm" svg:x2="5.225cm" svg:y2="14.95cm" draw:end-shape="id4" draw:end-glue-point="5" svg:d="M3138 14949l2087 1" svg:viewBox="0 0 2088 2">
          <text:p text:style-name="P3"><text:span text:style-name="T11">cmd</text:span><text:span text:style-name="T3">b</text:span></text:p>
        </draw:connector>
        <draw:connector draw:style-name="gr2" draw:text-style-name="P4" draw:layer="layout" draw:type="line" svg:x1="12.401cm" svg:y1="9.814cm" svg:x2="14.199cm" svg:y2="9.799cm" draw:end-shape="id6" draw:end-glue-point="5" svg:d="M12401 9814l1798-15" svg:viewBox="0 0 1799 16">
          <text:p text:style-name="P3"><text:span text:style-name="T2">4</text:span></text:p>
        </draw:connector>
        <draw:custom-shape draw:style-name="gr8" draw:text-style-name="P12" draw:layer="layout" svg:width="7.7cm" svg:height="13.7cm" svg:x="2.3cm" svg:y="8.4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2.8cm" svg:height="0.747cm" svg:x="7.2cm" svg:y="21.353cm">
          <draw:text-box>
            <text:p text:style-name="P13"><text:span text:style-name="T2">Send string</text:span></text:p>
          </draw:text-box>
        </draw:frame>
        <draw:custom-shape draw:style-name="gr8" draw:text-style-name="P12" draw:layer="layout" svg:width="7.7cm" svg:height="13.7cm" svg:x="10.7cm" svg:y="8.4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3.4cm" svg:height="0.747cm" svg:x="15cm" svg:y="21.353cm">
          <draw:text-box>
            <text:p text:style-name="P13"><text:span text:style-name="T2">Receive string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1" svg:font-family="Consolas" style:font-family-generic="modern" style:font-pitch="fixed"/>
    <style:font-face style:name="Calibri1" svg:font-family="Calibri" style:font-family-generic="modern" style:font-pitch="variable"/>
    <style:font-face style:name="Consolas" svg:font-family="Consolas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28T15:20:02.802000000</meta:creation-date>
    <dc:date>2020-02-28T16:17:32.272000000</dc:date>
    <meta:editing-duration>PT32M59S</meta:editing-duration>
    <meta:editing-cycles>8</meta:editing-cycles>
    <meta:generator>LibreOffice/6.3.3.2$Windows_X86_64 LibreOffice_project/a64200df03143b798afd1ec74a12ab50359878ed</meta:generator>
    <meta:document-statistic meta:object-count="37"/>
  </office:meta>
</office:document-meta>
</file>